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6666ff"/>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e7da7"/>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f9d30"/>
    </style:style>
    <style:style style:name="P15"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20"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1" style:family="paragraph" style:parent-style-name="Text_20_body">
      <style:text-properties fo:language="ru" fo:country="RU"/>
    </style:style>
    <style:style style:name="P22" style:family="paragraph" style:parent-style-name="Text_20_body">
      <style:paragraph-properties fo:text-align="justify" style:justify-single-word="false"/>
      <style:text-properties fo:language="ru" fo:country="RU"/>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top="0cm" fo:margin-bottom="0.212cm" style:contextual-spacing="false" fo:text-align="justify" style:justify-single-word="false"/>
      <style:text-properties fo:language="ru" fo:country="RU"/>
    </style:style>
    <style:style style:name="P25" style:family="paragraph" style:parent-style-name="Text_20_body">
      <style:paragraph-properties fo:margin-top="0cm" fo:margin-bottom="0.212cm" style:contextual-spacing="false" fo:text-align="justify" style:justify-single-word="false"/>
      <style:text-properties fo:language="en" fo:country="US"/>
    </style:style>
    <style:style style:name="P26"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7"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8"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29"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30" style:family="paragraph" style:parent-style-name="First_20_line_20_indent">
      <style:text-properties fo:language="ru" fo:country="RU"/>
    </style:style>
    <style:style style:name="P31" style:family="paragraph" style:parent-style-name="First_20_line_20_indent">
      <style:text-properties fo:font-size="15pt" fo:language="ru" fo:country="RU" style:font-size-asian="15pt" style:font-size-complex="15pt"/>
    </style:style>
    <style:style style:name="P32" style:family="paragraph" style:parent-style-name="First_20_line_20_indent">
      <style:paragraph-properties fo:margin-left="0cm" fo:margin-right="0cm" fo:text-indent="0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9"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0" style:family="paragraph" style:parent-style-name="Text_20_body">
      <style:paragraph-properties fo:margin-left="0cm" fo:margin-right="0cm" fo:text-align="justify" style:justify-single-word="false" fo:text-indent="0cm" style:auto-text-indent="false"/>
    </style:style>
    <style:style style:name="P41"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cm" style:auto-text-indent="false"/>
      <style:text-properties fo:language="en" fo:country="US"/>
    </style:style>
    <style:style style:name="P43" style:family="paragraph" style:parent-style-name="Text_20_body">
      <style:paragraph-properties fo:margin-left="0cm" fo:margin-right="0cm" fo:text-align="center" style:justify-single-word="false" fo:text-indent="0cm" style:auto-text-indent="false"/>
    </style:style>
    <style:style style:name="P44"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5" style:family="paragraph" style:parent-style-name="Heading_20_1">
      <style:paragraph-properties fo:margin-left="0cm" fo:margin-right="0cm" fo:text-align="center" style:justify-single-word="false" fo:text-indent="0.499cm" style:auto-text-indent="false"/>
    </style:style>
    <style:style style:name="P46" style:family="paragraph" style:parent-style-name="First_20_line_20_indent" style:list-style-name="L17">
      <style:text-properties fo:language="ru" fo:country="RU"/>
    </style:style>
    <style:style style:name="P47" style:family="paragraph" style:parent-style-name="First_20_line_20_indent" style:list-style-name="L18">
      <style:text-properties fo:language="ru" fo:country="RU"/>
    </style:style>
    <style:style style:name="P48" style:family="paragraph" style:parent-style-name="First_20_line_20_indent" style:list-style-name="L18">
      <style:paragraph-properties fo:margin-left="0cm" fo:margin-right="0cm" fo:text-indent="0cm" style:auto-text-indent="false"/>
      <style:text-properties fo:language="ru" fo:country="RU"/>
    </style:style>
    <style:style style:name="P49" style:family="paragraph" style:parent-style-name="Heading_20_2">
      <style:text-properties fo:language="ru" fo:country="RU"/>
    </style:style>
    <style:style style:name="P50" style:family="paragraph" style:parent-style-name="Heading_20_2">
      <style:paragraph-properties fo:margin-left="0cm" fo:margin-right="0cm" fo:text-indent="0.499cm" style:auto-text-indent="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1">
      <style:paragraph-properties fo:text-align="justify" style:justify-single-word="false"/>
      <style:text-properties fo:language="ru" fo:country="RU"/>
    </style:style>
    <style:style style:name="P53" style:family="paragraph" style:parent-style-name="Text_20_body" style:list-style-name="L2">
      <style:paragraph-properties fo:text-align="justify" style:justify-single-word="false"/>
      <style:text-properties fo:language="ru" fo:country="RU"/>
    </style:style>
    <style:style style:name="P54" style:family="paragraph" style:parent-style-name="Text_20_body" style:list-style-name="L9">
      <style:paragraph-properties fo:text-align="justify" style:justify-single-word="false"/>
      <style:text-properties fo:language="ru" fo:country="RU"/>
    </style:style>
    <style:style style:name="P55" style:family="paragraph" style:parent-style-name="Text_20_body" style:list-style-name="L10">
      <style:paragraph-properties fo:text-align="justify" style:justify-single-word="false"/>
      <style:text-properties fo:language="ru" fo:country="RU"/>
    </style:style>
    <style:style style:name="P56" style:family="paragraph" style:parent-style-name="Text_20_body" style:list-style-name="L11">
      <style:paragraph-properties fo:text-align="justify" style:justify-single-word="false"/>
      <style:text-properties fo:language="ru" fo:country="RU"/>
    </style:style>
    <style:style style:name="P57" style:family="paragraph" style:parent-style-name="Text_20_body" style:list-style-name="L3">
      <style:text-properties fo:language="ru" fo:country="RU"/>
    </style:style>
    <style:style style:name="P58" style:family="paragraph" style:parent-style-name="Text_20_body" style:list-style-name="L7">
      <style:text-properties fo:language="ru" fo:country="RU"/>
    </style:style>
    <style:style style:name="P59" style:family="paragraph" style:parent-style-name="Text_20_body" style:list-style-name="L8">
      <style:text-properties fo:language="ru" fo:country="RU"/>
    </style:style>
    <style:style style:name="P6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61"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62"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63"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6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235f71"/>
    </style:style>
    <style:style style:name="P65"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6"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officeooo:paragraph-rsid="00235f71"/>
    </style:style>
    <style:style style:name="P68" style:family="paragraph" style:parent-style-name="Text_20_body">
      <style:paragraph-properties fo:margin-left="0cm" fo:margin-right="0cm" fo:text-indent="0.499cm" style:auto-text-indent="false"/>
    </style:style>
    <style:style style:name="P6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6666ff"/>
    </style:style>
    <style:style style:name="P71" style:family="paragraph" style:parent-style-name="Text_20_body">
      <style:paragraph-properties fo:margin-left="0cm" fo:margin-right="0cm" fo:text-align="justify" style:justify-single-word="false" fo:text-indent="0.499cm" style:auto-text-indent="false"/>
    </style:style>
    <style:style style:name="P72" style:family="paragraph" style:parent-style-name="Text_20_body">
      <style:paragraph-properties fo:margin-left="0cm" fo:margin-right="0cm" fo:text-align="justify" style:justify-single-word="false" fo:text-indent="0.499cm" style:auto-text-indent="false"/>
      <style:text-properties officeooo:paragraph-rsid="002abac6"/>
    </style:style>
    <style:style style:name="P73" style:family="paragraph" style:parent-style-name="Text_20_body">
      <style:paragraph-properties fo:margin-left="0cm" fo:margin-right="0cm" fo:text-align="justify" style:justify-single-word="false" fo:text-indent="0.499cm" style:auto-text-indent="false"/>
      <style:text-properties officeooo:paragraph-rsid="002bff3b"/>
    </style:style>
    <style:style style:name="P74" style:family="paragraph" style:parent-style-name="Text_20_body">
      <style:paragraph-properties fo:margin-left="0cm" fo:margin-right="0cm" fo:text-align="justify" style:justify-single-word="false" fo:text-indent="0.499cm" style:auto-text-indent="false"/>
      <style:text-properties officeooo:paragraph-rsid="002dc1a2"/>
    </style:style>
    <style:style style:name="P75" style:family="paragraph" style:parent-style-name="Text_20_body">
      <style:paragraph-properties fo:margin-left="0cm" fo:margin-right="0cm" fo:text-align="justify" style:justify-single-word="false" fo:text-indent="0.499cm" style:auto-text-indent="false"/>
      <style:text-properties officeooo:paragraph-rsid="002dd711"/>
    </style:style>
    <style:style style:name="P76" style:family="paragraph" style:parent-style-name="Text_20_body">
      <style:paragraph-properties fo:margin-left="0cm" fo:margin-right="0cm" fo:text-align="justify" style:justify-single-word="false" fo:text-indent="0.499cm" style:auto-text-indent="false"/>
      <style:text-properties officeooo:paragraph-rsid="002df3f9"/>
    </style:style>
    <style:style style:name="P77" style:family="paragraph" style:parent-style-name="Text_20_body">
      <style:paragraph-properties fo:margin-left="0cm" fo:margin-right="0cm" fo:text-align="justify" style:justify-single-word="false" fo:text-indent="0.499cm" style:auto-text-indent="false"/>
      <style:text-properties fo:color="#800000" officeooo:paragraph-rsid="00287ccc"/>
    </style:style>
    <style:style style:name="P78" style:family="paragraph" style:parent-style-name="Text_20_body">
      <style:paragraph-properties fo:margin-left="0cm" fo:margin-right="0cm" fo:text-align="justify" style:justify-single-word="false" fo:text-indent="0.499cm" style:auto-text-indent="false"/>
      <style:text-properties fo:color="#800000" fo:font-style="italic" officeooo:paragraph-rsid="00287cc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66ffff" officeooo:paragraph-rsid="002dd711"/>
    </style:style>
    <style:style style:name="P80"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81"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82"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83"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84"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85"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86"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87"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P88" style:family="paragraph" style:parent-style-name="Text_20_body" style:list-style-name="L22">
      <style:paragraph-properties fo:margin-top="0cm" fo:margin-bottom="0.212cm" style:contextual-spacing="false" fo:text-align="justify" style:justify-single-word="false"/>
      <style:text-properties fo:language="en" fo:country="US"/>
    </style:style>
    <style:style style:name="P89" style:family="paragraph" style:parent-style-name="Text_20_body" style:list-style-name="L22">
      <style:paragraph-properties fo:margin-top="0cm" fo:margin-bottom="0.212cm" style:contextual-spacing="false" fo:text-align="justify" style:justify-single-word="false"/>
      <style:text-properties fo:color="#ff3333" fo:language="ru" fo:country="RU"/>
    </style:style>
    <style:style style:name="P90" style:family="paragraph" style:parent-style-name="Text_20_body">
      <style:paragraph-properties fo:margin-left="0cm" fo:margin-right="0cm" fo:text-align="justify" style:justify-single-word="false" fo:text-indent="0cm" style:auto-text-indent="false"/>
      <style:text-properties fo:color="#800000" officeooo:paragraph-rsid="0026c40c"/>
    </style:style>
    <style:style style:name="P91" style:family="paragraph" style:parent-style-name="Text_20_body">
      <style:paragraph-properties fo:margin-left="0cm" fo:margin-right="0cm" fo:text-align="justify" style:justify-single-word="false" fo:text-indent="0cm" style:auto-text-indent="false"/>
      <style:text-properties fo:color="#800000" officeooo:paragraph-rsid="00287ccc"/>
    </style:style>
    <style:style style:name="P92" style:family="paragraph" style:parent-style-name="Text_20_body">
      <style:paragraph-properties fo:margin-left="0cm" fo:margin-right="0cm" fo:text-align="justify" style:justify-single-word="false" fo:text-indent="0cm" style:auto-text-indent="false"/>
      <style:text-properties fo:color="#800000" fo:font-style="italic" fo:font-weight="normal" officeooo:paragraph-rsid="0026c40c" style:font-style-asian="italic" style:font-weight-asian="normal" style:font-style-complex="italic" style:font-weight-complex="normal"/>
    </style:style>
    <style:style style:name="P93" style:family="paragraph" style:parent-style-name="Text_20_body">
      <style:paragraph-properties fo:margin-left="0cm" fo:margin-right="0cm" fo:text-align="justify" style:justify-single-word="false" fo:text-indent="0cm" style:auto-text-indent="false"/>
      <style:text-properties officeooo:rsid="002a2ad6" officeooo:paragraph-rsid="002a2ad6"/>
    </style:style>
    <style:style style:name="T1" style:family="text">
      <style:text-properties fo:language="ru" fo:country="RU"/>
    </style:style>
    <style:style style:name="T2" style:family="text">
      <style:text-properties fo:language="ru" fo:country="RU" officeooo:rsid="002abac6"/>
    </style:style>
    <style:style style:name="T3" style:family="text">
      <style:text-properties fo:language="ru" fo:country="RU" officeooo:rsid="002b8d9e"/>
    </style:style>
    <style:style style:name="T4" style:family="text">
      <style:text-properties fo:language="ru" fo:country="RU" officeooo:rsid="002bff3b"/>
    </style:style>
    <style:style style:name="T5" style:family="text">
      <style:text-properties fo:language="ru" fo:country="RU" officeooo:rsid="002dc1a2"/>
    </style:style>
    <style:style style:name="T6" style:family="text">
      <style:text-properties fo:language="ru" fo:country="RU" officeooo:rsid="002dd711"/>
    </style:style>
    <style:style style:name="T7" style:family="text">
      <style:text-properties fo:language="ru" fo:country="RU" officeooo:rsid="002df3f9"/>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officeooo:rsid="002abac6"/>
    </style:style>
    <style:style style:name="T11" style:family="text">
      <style:text-properties fo:language="en" fo:country="US" officeooo:rsid="002b8d9e"/>
    </style:style>
    <style:style style:name="T12" style:family="text">
      <style:text-properties fo:language="en" fo:country="US" officeooo:rsid="002bff3b"/>
    </style:style>
    <style:style style:name="T13" style:family="text">
      <style:text-properties fo:language="en" fo:country="US" officeooo:rsid="002dc1a2"/>
    </style:style>
    <style:style style:name="T14" style:family="text">
      <style:text-properties fo:language="en" fo:country="US" officeooo:rsid="002dd711"/>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officeooo:rsid="002abac6"/>
    </style:style>
    <style:style style:name="T22" style:family="text">
      <style:text-properties fo:color="#800000" fo:language="ru" fo:country="RU" officeooo:rsid="002b8d9e"/>
    </style:style>
    <style:style style:name="T23" style:family="text">
      <style:text-properties fo:color="#800000" fo:language="ru" fo:country="RU" officeooo:rsid="002bff3b"/>
    </style:style>
    <style:style style:name="T24" style:family="text">
      <style:text-properties fo:color="#800000" officeooo:rsid="0021902a"/>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ru" fo:country="RU" fo:font-style="normal" style:font-style-asian="normal" style:font-style-complex="normal"/>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fo:background-color="transparent"/>
    </style:style>
    <style:style style:name="T31" style:family="text">
      <style:text-properties officeooo:rsid="001d2602"/>
    </style:style>
    <style:style style:name="T32" style:family="text">
      <style:text-properties officeooo:rsid="002190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soft-page-break/><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454092862221523963" text:style-name="L1">
        <text:list-item>
          <text:p text:style-name="P51">добавить детектив <text:span text:style-name="T1">(реализовано)</text:span>+ магические уроки/трактаты Старсвирла</text:p>
        </text:list-item>
        <text:list-item>
          <text:p text:style-name="P52">Терра несколько раз пытается убить Макса (один раз — в аквапарке). Несколько раз Макса спасает Селестия (даёт приказы Нексусу)</text:p>
        </text:list-item>
        <text:list-item>
          <text:p text:style-name="P52">Книги:</text:p>
        </text:list-item>
      </text:list>
      <text:list xml:id="list6548296042705165048" text:style-name="L2">
        <text:list-item>
          <text:p text:style-name="P53">«Великие грифоны прошлого» - из канона (5<text:span text:style-name="T8">s8e)</text:span></text:p>
        </text:list-item>
        <text:list-item>
          <text:p text:style-name="P53">«Высшие заклинания в повседневном использовании: от песчинки до дворца»</text:p>
        </text:list-item>
        <text:list-item>
          <text:p text:style-name="P53">«Малоизвестные аспекты магии трансформаций»</text:p>
        </text:list-item>
        <text:list-item>
          <text:p text:style-name="P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3">Дасти Вейфарер «Зебрианская культура, быт и фольклор»</text:p>
        </text:list-item>
        <text:list-item>
          <text:p text:style-name="P53">«Краткая история Эквестрии»</text:p>
        </text:list-item>
        <text:list-item>
          <text:p text:style-name="P53">«Шедевры архитектуры Эквестрии» с разделом о Кантерлотском Королевском Дворце</text:p>
        </text:list-item>
        <text:list-item>
          <text:p text:style-name="P53">«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6614050242157951385" text:style-name="L3">
        <text:list-item>
          <text:p text:style-name="P57">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7">Селестия — переменчивая пони. В одно время не строгая, а в другое может быть такой, что страшно становится</text:p>
        </text:list-item>
        <text:list-item>
          <text:p text:style-name="P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7">Около 820-ти лет назад будущий маг Лайтнинг Стар поступил на обучение к наставнику Тииспоту</text:p>
        </text:list-item>
        <text:list-item>
          <text:p text:style-name="P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7">У Селестии грива и хвост развеваются и переливаются от магического шампуня</text:p>
        </text:list-item>
        <text:list-item>
          <text:p text:style-name="P57">Тело Селестии очень крепкое — может выдержать несколько тонн земли</text:p>
        </text:list-item>
        <text:list-item>
          <text:p text:style-name="P57">Дискорд намного старше принцесс, его магия сильнее ихней на голову</text:p>
        </text:list-item>
        <text:list-item>
          <text:p text:style-name="P57">Луна младше Селестии на 3 года. Сёстрам около 5000 лет</text:p>
        </text:list-item>
        <text:list-item>
          <text:p text:style-name="P57">Принцессы начали войну с Дискордом в возрасте, когда им было около 700 лет — и продолжалась война почти сто лет</text:p>
        </text:list-item>
        <text:list-item>
          <text:p text:style-name="P57">Самый главный враг сестёр и Дискорда — скука</text:p>
        </text:list-item>
        <text:list-item>
          <text:p text:style-name="P57">В Эквестрии на одного жеребца приходится <text:span text:style-name="T31">четыре - </text:span>пять кобыл</text:p>
        </text:list-item>
        <text:list-item>
          <text:p text:style-name="P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7">Селестия в первые полторы тысячи лет путешествовала — и заварила несколько войн (две — с Эквестрией, в одной была против Луны)</text:p>
        </text:list-item>
        <text:list-item>
          <text:p text:style-name="P57">Настоящий цвет гривы Селестии — клубнично-розовая. Радужный цвет гривы и хвоста поддерживается магией</text:p>
        </text:list-item>
        <text:list-item>
          <text:p text:style-name="P57">Кроме Дискорда, старше сестёр ещё старейшина драконов</text:p>
        </text:list-item>
        <text:list-item>
          <text:p text:style-name="P57">Кэйденс не прожила и 60-ти лет и является низкорожденной</text:p>
        </text:list-item>
        <text:list-item>
          <text:p text:style-name="P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7">Народ тихо фигел от нововведений и с ещё большим ожесточением продолжал делать по-своему</text:p>
        </text:list-item>
        <text:list-item>
          <text:p text:style-name="P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7"><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7">Когда пони женятся, они обмениваются ножными браслетами</text:p>
        </text:list-item>
        <text:list-item>
          <text:p text:style-name="P57">Светилами, кроме сестёр, могут управлять единороги (группы), Дискорд, Твайлайт и Старсвирл</text:p>
        </text:list-item>
        <text:list-item>
          <text:p text:style-name="P57">Королева Кризалис — правительница Зелёной Долины</text:p>
        </text:list-item>
        <text:list-item>
          <text:p text:style-name="P57">Мать Луны и Селестии — аликорн Лорен. Мать Дискорда — Алиса (пони-человек)</text:p>
        </text:list-item>
        <text:list-item>
          <text:p text:style-name="P57">Сомбра куда более могущественный маг, чем Старсвирл</text:p>
        </text:list-item>
      </text:list>
      <text:p text:style-name="P1"/>
      <text:h text:style-name="P49" text:outline-level="2"/>
      <text:p text:style-name="P23"/>
      <text:p text:style-name="P23">Сюжет (детально)</text:p>
      <text:p text:style-name="P23">Терра</text:p>
      <text:p text:style-name="P23">Замок принцесс</text:p>
      <text:p text:style-name="P23">Кантерлот</text:p>
      <text:p text:style-name="P23">Рассказ Селестии (“1001 ночь”)</text:p>
      <text:p text:style-name="P23">ЛСД-чаепитие</text:p>
      <text:p text:style-name="P23">Рейд пони-рэйнджеров</text:p>
      <text:p text:style-name="P23">Рейд пони-рэйнджеров-2 (продолжение рейда пони-рэйнджеров)</text:p>
      <text:p text:style-name="P23">Продолжение ЛСД-чаепития</text:p>
      <text:p text:style-name="P23">В библиотеке замка Селестии</text:p>
      <text:p text:style-name="P23">Понивилль</text:p>
      <text:p text:style-name="P23">Знакомство с Элементами Гармонии</text:p>
      <text:p text:style-name="P23">Первый сеанс двойного сна. Рэрити</text:p>
      <text:p text:style-name="P23">День с Пинки</text:p>
      <text:p text:style-name="P23">День с Рэйнбоу Дэш</text:p>
      <text:p text:style-name="P23">Сон Рэрити</text:p>
      <text:p text:style-name="P23">Первый сон РД. Рекурсия</text:p>
      <text:p text:style-name="P23">Второй сон РД. Праздник опавших листьев</text:p>
      <text:p text:style-name="P23">Третий сон РД. Fallout</text:p>
      <text:p text:style-name="P23">Четвёртый сон РД. Объединяющий</text:p>
      <text:p text:style-name="P23">Исчезновение Селестии</text:p>
      <text:p text:style-name="P23">Поиск решения</text:p>
      <text:p text:style-name="P23">Поход к замку Принцес-2</text:p>
      <text:p text:style-name="P23">Терра</text:p>
      <text:p text:style-name="P23">Прибытие</text:p>
      <text:p text:style-name="P23">Поиски</text:p>
      <text:p text:style-name="P23"><text:soft-page-break/>Безнадёжность</text:p>
      <text:p text:style-name="P23">След</text:p>
      <text:p text:style-name="P23">Земля</text:p>
      <text:p text:style-name="P23"/>
      <text:h text:style-name="Heading_20_2" text:outline-level="2">Действующие лица</text:h>
      <text:h text:style-name="Heading_20_3" text:outline-level="3">Макс</text:h>
      <text:p text:style-name="P2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3">Искусственный интеллект. Создан Владом и Максом. Разработан для управления корпорациями.</text:p>
      <text:h text:style-name="Heading_20_3" text:outline-level="3">Селестия</text:h>
      <text:p text:style-name="P2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4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40">Единорог. Холост, молод, мечтателен. Живёт в Кантерлоте. В свободное время рисует облака.</text:p>
      <text:h text:style-name="Heading_20_3" text:outline-level="3">Алекс</text:h>
      <text:p text:style-name="P40">Менеджер проектов, над одним из которых (Нексус) работает Макс.</text:p>
      <text:h text:style-name="Heading_20_3" text:outline-level="3">Ростик</text:h>
      <text:p text:style-name="P40">Лидер команды тестировщиков</text:p>
      <text:h text:style-name="Heading_20_3" text:outline-level="3">Стас</text:h>
      <text:p text:style-name="P40">Программист-новичок в команде Макса.</text:p>
      <text:h text:style-name="Heading_20_3" text:outline-level="3"><text:soft-page-break/>Рома</text:h>
      <text:p text:style-name="P40">Программист в команде UI-программистов</text:p>
      <text:h text:style-name="Heading_20_3" text:outline-level="3">Анджела</text:h>
      <text:p text:style-name="P40">Сисадмин. Флиртует с Максом.</text:p>
      <text:p text:style-name="P40"/>
      <text:h text:style-name="Heading_20_2" text:outline-level="2">Положения</text:h>
      <text:p text:style-name="P40">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40">Трактат Старсвирла Бородатого “Основы магического искусства”</text:p>
      <text:h text:style-name="Heading_20_2" text:outline-level="2">Сюжет (кратко)</text:h>
      <text:p text:style-name="P93">...</text:p>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В начале каждой главы - рисунок мозаики, отображающий суть главы.</text:p>
      <text:p text:style-name="P7"/>
      <text:h text:style-name="Heading_20_2" text:outline-level="2">Терра</text:h>
      <text:p text:style-name="P6">музыка - кондовая электронная, холодная и отчаянная (стиль Pet Shop Boys)</text:p>
      <text:p text:style-name="P6"/>
      <text:p text:style-name="P90">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90">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90">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text:soft-page-break/>звёзды начинают кружиться перед глазами вокруг одной, самой яркой. Перила уходят из рук, крыша уходит из-под ног и Макс падает с крыши.</text:p>
      <text:p text:style-name="P92">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6"/>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8">&lt;</text:span><text:span text:style-name="T20">больше извинений. Макс ему уже ничем не обязан — типа уволился</text:span><text:span text:style-name="T8">&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8">&lt;</text:span><text:span text:style-name="T25">Сделать диалог более «машинным»</text:span><text:span text:style-name="T8">&gt;</text:span></text:p>
      <text:p text:style-name="P5"><text:span text:style-name="T8">&gt;\</text:span>Привет, Нексус. Это Макс.</text:p>
      <text:p text:style-name="P5"><text:span text:style-name="T8">&lt;\</text:span>Привет Макс. </text:p>
      <text:p text:style-name="P5"><text:span text:style-name="T8">&gt;\</text:span>Как самочувствие?</text:p>
      <text:p text:style-name="P5"><text:span text:style-name="T8">&lt;\</text:span>Чувствую себя хорошо.</text:p>
      <text:p text:style-name="P5"><text:span text:style-name="T8">&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8">&gt;\</text:span>Как тебя зовут?</text:p>
      <text:p text:style-name="P5"><text:span text:style-name="T8">&lt;\</text:span>Нексус.</text:p>
      <text:p text:style-name="P5"><text:span text:style-name="T8">&gt;\</text:span>Сколько тебе лет?</text:p>
      <text:p text:style-name="P5"><text:span text:style-name="T8">&lt;\</text:span>Два года с начала запуска кластера.</text:p>
      <text:p text:style-name="P5"><text:span text:style-name="T8">&gt;\</text:span>Какой сейчас год?</text:p>
      <text:p text:style-name="P5"><text:span text:style-name="T8">&gt;\</text:span>2025-й.</text:p>
      <text:p text:style-name="P5"><text:span text:style-name="T8">&gt;\</text:span>Как называется наш проект?</text:p>
      <text:p text:style-name="P5"><text:span text:style-name="T8">&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8">&gt;\</text:span>Нексус, отключи память событий за последнюю неделю.</text:p>
      <text:p text:style-name="P5"><text:span text:style-name="T8">&lt;\</text:span>Выполнено.</text:p>
      <text:p text:style-name="P5"><text:span text:style-name="T8">&gt;\</text:span>Задача по корпоративной логике. Выдай наиболее оптимальное решение. </text:p>
      <text:p text:style-name="P5"><text:span text:style-name="T8">&gt;\</text:span>Постановка задачи.</text:p>
      <text:p text:style-name="P5"><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8">&gt;\</text:span>Ограничения.</text:p>
      <text:p text:style-name="P5"><text:span text:style-name="T8">&gt;\</text:span>Ты не можешь подать в суд на компанию Б и ждать результатов, так как за время разбирательства компания А обанкротится.</text:p>
      <text:p text:style-name="P5"><text:span text:style-name="T8">&gt;\</text:span>Задание.</text:p>
      <text:p text:style-name="P5"><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9">&lt;\</text:span><text:span text:style-name="T17">Задача принята...</text:span></text:p>
      <text:p text:style-name="P5"><text:span text:style-name="T8">&lt;\</text:span>...</text:p>
      <text:p text:style-name="P5"><text:span text:style-name="T8">&lt;\</text:span>...</text:p>
      <text:p text:style-name="P5"><text:span text:style-name="T8">&lt;\</text:span>Решение:</text:p>
      <text:p text:style-name="P5"><text:span text:style-name="T8">&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41"><text:span text:style-name="T8">&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1"/>
      <text:p text:style-name="P40">Хм, не понял? Что за хрень?</text:p>
      <text:p text:style-name="P40"/>
      <text:p text:style-name="P41"><text:span text:style-name="T8">&gt;</text:span>\Нексус, почему ты используешь жёсткие настройки?</text:p>
      <text:p text:style-name="P41"><text:span text:style-name="T8">&lt;\</text:span>Настройки правильные.</text:p>
      <text:p text:style-name="P41"/>
      <text:p text:style-name="P40">Хм. Кто-то из релиз-команды лажанулся. Ладно, проехали.</text:p>
      <text:p text:style-name="P40">А что у нас с аналитикой?</text:p>
      <text:p text:style-name="P42"/>
      <text:p text:style-name="P41"><text:span text:style-name="T8">&gt;</text:span>\Нексус, почему ты отвечаешь на вопросы?<text:span text:style-name="T8">&lt;</text:span><text:span text:style-name="T27">придумать что-то поумнее</text:span><text:span text:style-name="T8">&gt;</text:span></text:p>
      <text:p text:style-name="P41"/>
      <text:p text:style-name="P40">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0">Ага, уже теплее.</text:p>
      <text:p text:style-name="P40"/>
      <text:p text:style-name="P41"><text:span text:style-name="T8">&gt;</text:span>\Нексус, выдай диагностику модулей в сжатом формате</text:p>
      <text:p text:style-name="P40"/>
      <text:p text:style-name="P40">Йо! </text:p>
      <text:p text:style-name="P40">Видеокамеры молча наблюдают за поднятым вверх кулаком.</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8">–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0"><text:span text:style-name="T8">– </text:span>Окей. Спасибо, Макс. <text:span text:style-name="T1">Выручил.</text:span></text:p>
      <text:p text:style-name="P40"><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40"><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0"><text:span text:style-name="T1">– </text:span>Ааа, понятно. Ну ладно, у меня всё. <text:span text:style-name="T1">Отбой</text:span>!</text:p>
      <text:p text:style-name="P40"><text:span text:style-name="T1">– Отбой</text:span>.</text:p>
      <text:p text:style-name="P40">При выходе из аквариума забрал из шкафчика личные вещи, уходя попрощался с охранником.</text:p>
      <text:p text:style-name="P40">Всё, свободен. Хотя <text:s/>суббота уже испорчена.</text:p>
      <text:p text:style-name="P43">***</text:p>
      <text:p text:style-name="P40">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0">Дома настойчиво мяукала Няшка, требуя ужина. <text:span text:style-name="T8">&lt;</text:span><text:span text:style-name="T26">Она потом выскочит во двор и спасётся от голодной смерти во время трёхмесячного пребывания Макса в Эквестрии</text:span><text:span text:style-name="T8">&gt;</text:span></text:p>
      <text:p text:style-name="P40">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0">Надоело, всё надоело. За-дол-ба-ло!</text:p>
      <text:p text:style-name="P40">Какое-то сосущее чувство. Хочется куда-то бежать, догнать что-то важное, <text:s/>ускользающее из сознания.</text:p>
      <text:p text:style-name="P40">Ах, да. Сбегать вниз, в аптеку, купить средство от бессонницы. Вчера последняя пачка закончилась.</text:p>
      <text:p text:style-name="P40">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text:soft-page-break/>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text:soft-page-break/>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8">Музыка быстрая, тревожная, надорваная и печальная</text:p>
      <text:p text:style-name="P8"/>
      <text:p text:style-name="P9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77"/>
      <text:p text:style-name="P7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8"/>
      <text:p text:style-name="P8"/>
      <text:p text:style-name="P72">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text:p>
      <text:p text:style-name="P72">Единорог поднял голову.</text:p>
      <text:p text:style-name="P72"><text:span text:style-name="T10">–</text:span> Она очнулась. <text:span text:style-name="T11">&lt;</text:span><text:span text:style-name="T22">Объяснить, почему Макс понимает их язык</text:span><text:span text:style-name="T11">&gt;</text:span></text:p>
      <text:p text:style-name="P72">Сразу стало ясно три вещи.</text:p>
      <text:p text:style-name="P72">1) Единорог <text:span text:style-name="T10">—</text:span> самка. <text:span text:style-name="T2">М</text:span>ягкий, грудной и женственный <text:span text:style-name="T2">г</text:span>олос не оставлял сомнения о поле его обладателя.</text:p>
      <text:p text:style-name="P72">2) Единорог <text:span text:style-name="T2">—</text:span> не совсем единорог. Когда она отпрянула, стали видны крылья, аккуратно сложенные за спиной.</text:p>
      <text:p text:style-name="P7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72"><text:span text:style-name="T2">–</text:span> Наверное, у неё болевой шок <text:span text:style-name="T2">–</text:span> произнесла единорог. <text:span text:style-name="T2">–</text:span> Она упала с достаточной высоты. Я не успела поддержать её.</text:p>
      <text:p text:style-name="P7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2">—</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72"><text:span text:style-name="T2">–</text:span> Так это и есть наша <text:span text:style-name="T10">&lt;</text:span><text:span text:style-name="T19">защита от неведомой угрозы</text:span><text:span text:style-name="T10">&gt;</text:span>??? Ахахахахахаха! <text:span text:style-name="T10">–</text:span> <text:span text:style-name="T2">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72">При первом приближении голова напоминала <text:span text:style-name="T2">бы </text:span>конскую, если б не торчащий из пасти клык, пара асимметричных рогов и совершенно безумный взгляд.</text:p>
      <text:p text:style-name="P72"><text:span text:style-name="T2">–</text:span> Хахахахаха! У старика Свирла было отменное чувство юмора! А я-то всегда считал его занудой!</text:p>
      <text:p text:style-name="P72"><text:span text:style-name="T2">–</text:span> Тише, Дискорд! Ты пугаешь её! Должно быть, мы что-то напутали с последовательностью.</text:p>
      <text:p text:style-name="P72"><text:span text:style-name="T2">– </text:span>В поле зрения появилась грациозная головка <text:span text:style-name="T2">—</text:span> близкая копия первого единорога, но немного меньше и тёмных тонов.</text:p>
      <text:p text:style-name="P72">И тут я наконец-то вспомнил. Как же! Дискорд! Да, я просмотрел несколько этих детских мультиков <text:span text:style-name="T2">—</text:span> главного увлечения Влада в последние годы. </text:p>
      <text:p text:style-name="P72"><text:span text:style-name="T10">&lt;</text:span><text:span text:style-name="T21">На самом деле первые Макс просмотрел первые несколько мультиков за компанию с Владом</text:span><text:span text:style-name="T10">&gt;</text:span>После самоубийства Влада я в поисках причины его хандры начал знакомиться с темой МЛП и просматривать сериал <text:span text:style-name="T2">—</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72"><text:span text:style-name="T2">–</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2">С</text:span>вирла и его учеников. Не говоря уже о сказках. <text:span text:style-name="T2">–</text:span> Надо мной склонилась ещё одна рогатая головка, совсем уж миниатюрная, с фиолетовой чёлкой, спадающей на глаза.</text:p>
      <text:p text:style-name="P72">Я медленно принял сидячее положение <text:span text:style-name="T2">–</text:span> при этом все окружающие меня создания отпрянули <text:span text:style-name="T2">–</text:span> и потёр виски.</text:p>
      <text:p text:style-name="P72"><text:span text:style-name="T2">–</text:span> Я не “она”, а “он”. И я <text:span text:style-name="T2">—</text:span> таки хомо. Человек то есть, <text:span text:style-name="T2">–</text:span> пробормотал я.</text:p>
      <text:p text:style-name="P72"><text:span text:style-name="T2">–</text:span> Он разговаривает! Он разумен! <text:span text:style-name="T2">–</text:span> затопала копытцами в восторге фиолетовая единорожка<text:span text:style-name="T10">&lt;</text:span><text:span text:style-name="T21">аликорн?</text:span><text:span text:style-name="T10">&gt;</text:span>.</text:p>
      <text:p text:style-name="P73"><text:span text:style-name="T2">–</text:span> Не знаю, не знаю <text:span text:style-name="T3">–</text:span> с сомнением произнесла Селестия (а это могла быть только она). <text:span text:style-name="T3">–</text:span> Очевидно, в <text:soft-page-break/>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4">Или же убедиться, что он — то, что мы ищем.</text:span> Ты можешь идти? <text:span text:style-name="T4">–</text:span> обратилась она ко мне.</text:p>
      <text:p text:style-name="P73"><text:span text:style-name="T4">–</text:span> Вполне.</text:p>
      <text:p text:style-name="P73">Я встал. </text:p>
      <text:p text:style-name="P73"><text:span text:style-name="T4">–</text:span> Здравствуй, принцесса Селестия.</text:p>
      <text:p text:style-name="P73">Она удивлённо посмотрела на меня.</text:p>
      <text:p text:style-name="P73"><text:span text:style-name="T4">–</text:span> Ты знаешь меня?</text:p>
      <text:p text:style-name="P73"><text:span text:style-name="T4">–</text:span> Знаю. Я знаю всех вас. Это <text:span text:style-name="T4">—</text:span> принцесса Луна, твоя сестра. Это твоя ученица, Твайлайт Спаркл. Это <text:span text:style-name="T4">—</text:span> Дискорд (о том, что он долгое время был врагом всех присутствующих , я благоразумно умолчал).</text:p>
      <text:p text:style-name="P73">Звонко цокая копытами в зал вбежал светлый, закованый в латы пегас.</text:p>
      <text:p text:style-name="P73"><text:span text:style-name="T4">–</text:span> Ваш<text:span text:style-name="T4">и</text:span> Высочеств<text:span text:style-name="T4">а</text:span>, ОНО просыпается! Нам следует поторопиться! <text:span text:style-name="T4">–</text:span> Пегас пританцовывал от нетерпения.</text:p>
      <text:p text:style-name="P73"><text:span text:style-name="T4">–</text:span> Может, всё же, <text:span text:style-name="T4">С</text:span>вирл ничего не напутал, и ты <text:span text:style-name="T4">—</text:span> ключ к … <text:span text:style-name="T4">–</text:span> Селестия тряхнула головой. <text:span text:style-name="T4">–</text:span> Позже поговорим. Нам пора уходить отсюда. Здесь становится опасно.</text:p>
      <text:p text:style-name="P73">Селестия махнула головой по направлению к выходу, и все бросились галопом за светлым пегасом.</text:p>
      <text:p text:style-name="P73">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3">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73"><text:span text:style-name="T4">–</text:span> Запрыгивай <text:span text:style-name="T4">–</text:span> разгневанно фыркнула она и ткнулась в меня боком.</text:p>
      <text:p text:style-name="P73">Что ж, с верховой ездой я был знаком не понаслышке <text:span text:style-name="T4">—</text:span> спасаясь от тоски, я перепробовал много увлечений, таких, как занятие карате, “качалка” в тренажёрном зале, современные танцы. </text:p>
      <text:p text:style-name="P7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3">Живая лошадь — не кошка, ухаживать за ней сложнее</text:span><text:span text:style-name="T12">&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3">–</text:span> Держись! <text:span text:style-name="T13">–</text:span> <text:span text:style-name="T5">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5">как куль с сеном </text:span>и отбивая о холку причинное место.</text:p>
      <text:p text:style-name="P74">Выход был уже совсем рядом, когда нас встретила Луна.</text:p>
      <text:p text:style-name="P74"><text:span text:style-name="T5">–</text:span> Сестра, поторопись! Иначе нам прийдётся вступить в бой! <text:span text:style-name="T5">–</text:span> <text:span text:style-name="T5">у</text:span>видев меня верхом, она тихонько <text:span text:style-name="T1">о</text:span><text:span text:style-name="T5">хну</text:span><text:span text:style-name="T1">ла</text:span> и присела на задние ноги. <text:span text:style-name="T5">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5"><text:soft-page-break/>Яростно метнув <text:span text:style-name="T13">&lt;</text:span><text:span text:style-name="T19">взгляд</text:span><text:span text:style-name="T1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4">—</text:span> выглядело по-дурацки, но тем-не-менее <text:span text:style-name="T14">—</text:span> повозка начала медлено набирать высоту. Руины древнего замка внизу сменила топкая зелень болота.</text:p>
      <text:p text:style-name="P75"><text:span text:style-name="T14">–</text:span> Похоже, он<text:span text:style-name="T6">и</text:span> приближаются! <text:span text:style-name="T6">–</text:span> мелко молотя чахлыми крылышками, на повозку спикировал Дискорд. <text:span text:style-name="T6">–</text:span> Не приближайтесь к воде! Набирайте высоту кругами!</text:p>
      <text:p text:style-name="P75">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75">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75"><text:span text:style-name="T6">–</text:span> Если мы не успеем набрать высоту до … <text:span text:style-name="T6">–</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75"><text:span text:style-name="T6">–</text:span> Вправо! <text:span text:style-name="T6">–</text:span> заорал Дискорд.</text:p>
      <text:p text:style-name="P75">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75">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75">Послышаля ещё один хлопок.</text:p>
      <text:p text:style-name="P75"><text:span text:style-name="T6">–</text:span> Влево, <text:span text:style-name="T6">–</text:span> заорал Дискорд и толкнул колесницу влево. Снова треск, свист, щёлканье воздуха.</text:p>
      <text:p text:style-name="P75">Снова хлопок, но какой-то нечёткий, двойной.</text:p>
      <text:p text:style-name="P75"><text:span text:style-name="T6">–</text:span> Ещё влево! <text:span text:style-name="T6">–</text:span> Дискорд так энергично двинул повозку, что наполовину развернул две задние пары упряжных пегасов.</text:p>
      <text:p text:style-name="P75">Это было ошибкой.</text:p>
      <text:p text:style-name="P75">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6">—</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75">Пятёрка скакунов молча ускорилась, а их попавшийся собрат бился в обьятиях лианы как мотылёк в паутине.</text:p>
      <text:p text:style-name="P75">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75">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75">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75">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text:soft-page-break/>на хомуте. Отцепив таким образом себя от колесницы, он сложил крылья и камнем рухнул вниз, увлекаемый лианой.</text:p>
      <text:p text:style-name="P75"><text:span text:style-name="T6">–</text:span> Кимеринн! <text:s/><text:span text:style-name="T6">–</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4">&lt;<text:span text:style-name="T26">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75"><text:span text:style-name="T6">–</text:span> Луна, <text:s/>очнись ты ничем ему уже не поможешь! <text:span text:style-name="T6">–</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75">Твайлайт немигающим взглядом провожала его.</text:p>
      <text:p text:style-name="P75"><text:span text:style-name="T6">–</text:span> Как?... Как?... <text:span text:style-name="T6">–</text:span> бормотала она. <text:span text:style-name="T6">–</text:span> Почему? <text:s/>Не понимаю. Не могу понять. Не понимаю…</text:p>
      <text:p text:style-name="P75">…</text:p>
      <text:p text:style-name="P75">Я огляделся.</text:p>
      <text:p text:style-name="P75"><text:span text:style-name="T6">–</text:span> А где Дискорд?</text:p>
      <text:p text:style-name="P75">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75"><text:span text:style-name="T6">–</text:span> Тут ваш драконикус, тут. Помогите мне забраться в колесницу, <text:span text:style-name="T6">–</text:span> послышалось жалобное стенание откуда-то сзади.</text:p>
      <text:p text:style-name="P75">Селестия высвободилась из обьятий рыдающей сестры и подошла к заднему борту колесницы.</text:p>
      <text:p text:style-name="P75">Я перегнулся через борт.</text:p>
      <text:p text:style-name="P75">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75">Селестия, навалившись грудью на борт, вытянула шею и ухватила Дискорда зубами за загривок.</text:p>
      <text:p text:style-name="P75"><text:span text:style-name="T6">–</text:span> Помоги! <text:span text:style-name="T6">–</text:span> процедила она сквозь зубы.</text:p>
      <text:p text:style-name="P75">Я вышел из ступора и, в свою очередь, ухватился одной рукой за борт, второй <text:span text:style-name="T6">—</text:span> за лапу Дискорда.</text:p>
      <text:p text:style-name="P75"><text:span text:style-name="T6">–</text:span> Считай до трёх! <text:span text:style-name="T6">–</text:span> <text:span text:style-name="T14">&lt;</text:span><text:span text:style-name="T19">процедила</text:span><text:span text:style-name="T14">&gt;</text:span> сквозь сжатые зубы Селестия.</text:p>
      <text:p text:style-name="P75"><text:span text:style-name="T14">–</text:span> Раз! Два! Три! У-у-ух! <text:span text:style-name="T14">–</text:span> мы поднапряглись и таки втянули немалую тушу Дискорда в повозку.</text:p>
      <text:p text:style-name="P75"><text:span text:style-name="T14">–</text:span> Ффух. Выкарабкались. Почти без потерь, <text:span text:style-name="T14">–</text:span> заметил Дискорд, оглядывая крыло.</text:p>
      <text:p text:style-name="P75"><text:span text:style-name="T14">–</text:span> Кимеринн погиб, <text:span text:style-name="T14">–</text:span> прошептала Луна.</text:p>
      <text:p text:style-name="P75"><text:span text:style-name="T14">–</text:span> Да, я видел. Он погиб, спасая друзей и свою принцессу. Это <text:s/>не худшая смерть, <text:s/><text:span text:style-name="T14">–</text:span> печально ответствовал Дискорд.</text:p>
      <text:p text:style-name="P75">Дальше мы летели молча.</text:p>
      <text:p text:style-name="P75"/>
      <text:h text:style-name="Heading_20_2" text:outline-level="2">Кантерлот</text:h>
      <text:p text:style-name="Text_20_body"/>
      <text:p text:style-name="P79">Музыка медленная, фэнтезийная, средневековая, изысканая, дворцовая (стиль Dire Straits “Coyote”)</text:p>
      <text:p text:style-name="P76"><text:soft-page-break/>Никто не знал, что со мной делать: <text:span text:style-name="T7">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76">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text:soft-page-break/>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2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text:soft-page-break/>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text:soft-page-break/>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text:soft-page-break/>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 Тентаклианы переименовать в пландерсиды</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text:soft-page-break/>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text:soft-page-break/>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text:soft-page-break/>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text:soft-page-break/>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text:soft-page-break/>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8">&lt;</text:span><text:span text:style-name="T20">Расписать в красках церемонию приёма посетителей, как и все остальные церемонии</text:span><text:span text:style-name="T8">&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text:soft-page-break/>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text:soft-page-break/>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text:soft-page-break/>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text:soft-page-break/>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text:soft-page-break/>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text:soft-page-break/>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text:soft-page-break/>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text:soft-page-break/>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text:soft-page-break/>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text:soft-page-break/>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text:soft-page-break/>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text:soft-page-break/>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text:soft-page-break/>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text:soft-page-break/>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text:soft-page-break/>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text:soft-page-break/>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text:soft-page-break/></text:p>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text:soft-page-break/>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text:soft-page-break/>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oft-page-break/><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text:soft-page-break/>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text:soft-page-break/>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text:soft-page-break/>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text:soft-page-break/>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text:soft-page-break/>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text:soft-page-break/>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text:soft-page-break/>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text:soft-page-break/>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50" text:outline-level="2">Озарение</text:h>
      <text:p text:style-name="P68"/>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4"/>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31862772017527962" text:style-name="L4">
        <text:list-item>
          <text:p text:style-name="P6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074865937006074188" text:style-name="L5">
        <text:list-item>
          <text:p text:style-name="P62"><text:soft-page-break/>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62">Ну хорошо. Убедила. В конце-концов, можем поступить так. Вы с Флатти вернётесь обратно а я продолжу поиски здесь.</text:p>
        </text:list-item>
        <text:list-item>
          <text:p text:style-name="P6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62">Вы можете связываться со мной раз в месяц по коридору.</text:p>
        </text:list-item>
        <text:list-item>
          <text:p text:style-name="P6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62">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7427963750374308472" text:style-name="L6">
        <text:list-item>
          <text:p text:style-name="P6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6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63">Конечно оставаться. Кто ещё, кроме нас, может найти её?</text:p>
        </text:list-item>
        <text:list-item>
          <text:p text:style-name="P63">Я думал, ты не сможешь оставить Энджела и всех остальных надолго.</text:p>
        </text:list-item>
        <text:list-item>
          <text:p text:style-name="P6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5">Извини, Флаттершай, забылся.</text:p>
        </text:list-item>
        <text:list-item>
          <text:p text:style-name="P65">Та ладно, я ж не против, – возразила Эпплджек. – Не парься, Флатти. Было б хуже, если б он <text:s/>назвал меня Эпплджек на людях.</text:p>
        </text:list-item>
        <text:list-item>
          <text:p text:style-name="P65">Ты так... – запнулась Флаттершай. – Так быстро забыла свою ферму. И...</text:p>
        </text:list-item>
        <text:list-item>
          <text:p text:style-name="P65">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5">Как ты можешь так говорить? – расплакалась Флаттершай.</text:p>
        </text:list-item>
        <text:list-item>
          <text:p text:style-name="P65">Эй, девушки, не ссорьтесь! Мы — одна команда! И надеюсь, останемся ею и в дальнейшем. </text:p>
          <text:p text:style-name="P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5">А если нет? – Эпплджек смотрела мне мне прямо в глаза.</text:p>
          <text:p text:style-name="P65"><text:soft-page-break/>Я молча пожал плечами. Эпплджек уверенно продолжила.</text:p>
        </text:list-item>
        <text:list-item>
          <text:p text:style-name="P6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5">Спасибо, ЭйДжей.</text:p>
        </text:list-item>
        <text:list-item>
          <text:p text:style-name="P65">Я об Эквестрии беспокоюсь. – ворчливо отозвалась Эпплджек. – Надо разобраться с этой ерундой наконец-то. И я чертовски намерена это сделать.</text:p>
          <text:p text:style-name="P65">Флаттершай пробормотала нечто, показавшееся мне знакомым.</text:p>
        </text:list-item>
        <text:list-item>
          <text:p text:style-name="P65">Флатти, ты что-то сказала? Я не расслышал.</text:p>
        </text:list-item>
        <text:list-item>
          <text:p text:style-name="P65">Намерение Изменяет Реальность.</text:p>
        </text:list-item>
        <text:list-item>
          <text:p text:style-name="P65">Эээ. А где ты слышала эту фразу, если не секрет?</text:p>
        </text:list-item>
        <text:list-item>
          <text:p text:style-name="P6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5">У меня как будто вспыхнула лампочка в мозгу. Кирпичики быстро выстраивались в целостную картину. Я ринулся в прихожую.</text:p>
        </text:list-item>
        <text:list-item>
          <text:p text:style-name="P65">Флатти, ЭйДжей, буду через час. Ждите!</text:p>
        </text:list-item>
      </text:list>
      <text:p text:style-name="P10"/>
      <text:h text:style-name="P49" text:outline-level="2">Почти.</text:h>
      <text:p text:style-name="P13">В офисе меня встретил лыбящийся Стас.</text:p>
      <text:p text:style-name="P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3">Я уставился на Стаса и он, захлёбываясь от торопливости, начал <text:span text:style-name="T8">рассказывать</text:span>.</text:p>
      <text:p text:style-name="P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3">– Ты его уничтожил?</text:p>
      <text:p text:style-name="P13">– Кого?</text:p>
      <text:p text:style-name="P13">– Этический модуль. Селестию.</text:p>
      <text:p text:style-name="P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 Ты его уничтожил?</text:p>
      <text:p text:style-name="P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text:soft-page-break/>– То есть, на домашнем компьютере Влада модуль работает и дальше?</text:p>
      <text:p text:style-name="P13">– Ага. К нему-то у меня доступа нету. Но в кластер к Нексусу он больше не пролезет.</text:p>
      <text:p text:style-name="P13">– Спасибо, Стас. Ты молодец.</text:p>
      <text:p text:style-name="P13">Ниточка, чуть было не прервавшаяся в офисе, повела в квартиру Влада.</text:p>
      <text:p text:style-name="P13"/>
      <text:h text:style-name="P49" text:outline-level="2">Дискорд</text:h>
      <text:p text:style-name="Text_20_body"/>
      <text:p text:style-name="P21">Девушки поспешно собирались, пока я растолковывал им задачу.</text:p>
      <text:list xml:id="list5753200228958863303" text:style-name="L7">
        <text:list-item>
          <text:p text:style-name="P58">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8">Это тот твой приятель, который разбился с полгода назад? – спросила Эпплджек.</text:p>
        </text:list-item>
      </text:list>
      <text:list xml:id="list7359201841135218864" text:style-name="L8">
        <text:list-item>
          <text:p text:style-name="P59">Да, это он.</text:p>
        </text:list-item>
        <text:list-item>
          <text:p text:style-name="P59">А как мы попадём в его квартиру? Там сейчас кто-то живёт? – Флаттершай прыгала на одной ноге, натягивая кед.</text:p>
        </text:list-item>
        <text:list-item>
          <text:p text:style-name="P59">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8">&gt;</text:span></text:p>
      <text:p text:style-name="P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Плохо написано!<text:span text:style-name="T8">&gt;</text:span></text:p>
      <text:p text:style-name="P22">Я поднёс брелок пропуска к домофону, но дверь подъезда не открылась. Замигала красная лампочка и зажужжал зуммер.</text:p>
      <text:p text:style-name="P22">Я выругался.</text:p>
      <text:list xml:id="list8940331489398973287" text:style-name="L9">
        <text:list-item>
          <text:p text:style-name="P54">Макс, что случилось? У нас проблемы?</text:p>
        </text:list-item>
        <text:list-item>
          <text:p text:style-name="P5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421073355371754503" text:style-name="L10">
        <text:list-item>
          <text:p text:style-name="P55">Так что, будем ломать дверь? – Эпплджек критически осмотрелась, подмечая бабулек на лавочке и зевак во внутреннем скверике.</text:p>
        </text:list-item>
      </text:list>
      <text:list xml:id="list2854181221872044189" text:style-name="L11">
        <text:list-item>
          <text:p text:style-name="P56"><text:soft-page-break/>Нет нужды. Лучше станьте-ка сзади меня так, чтобы заслонить от этих бабулек и от вооон той камеры наблюдения.</text:p>
        </text:list-item>
      </text:list>
      <text:list xml:id="list8847906096341987706" text:style-name="L12">
        <text:list-header>
          <text:p text:style-name="P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Раздался лёгкий «кряк» и дверь подалась.</text:p>
      <text:list xml:id="list956707477364312712" text:style-name="L13">
        <text:list-item>
          <text:p text:style-name="P80">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9118393940308347975" text:style-name="L14">
        <text:list-item>
          <text:p text:style-name="P81">Макс, тут окно разбито! И верёвка какая-то висит. – крикнула Флаттершай из кухни.</text:p>
        </text:list-item>
        <text:list-item>
          <text:p text:style-name="P81">Оставь, Флатти, не сейчас! – отмахнулся я.</text:p>
        </text:list-item>
      </text:list>
      <text:p text:style-name="P29">Лампочка питания на ноутбуке горела, <text:s/>но подключенный монитор оставался тёмным. Я постучал по пробелу, но безрезультатно.</text:p>
      <text:list xml:id="list7275070102414205216" text:style-name="L15">
        <text:list-item>
          <text:p text:style-name="P82">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2">Монитор выключен. – <text:s/>раздалось из угла. Кресло с высокой спинкой повернулось, открыв нашим взорам Дискорда. </text:p>
        </text:list-item>
      </text:list>
      <text:p text:style-name="P2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4">Он приподнял панамку, дурашливо здороваясь.</text:p>
      <text:list xml:id="list4395067976258472025" text:style-name="L16">
        <text:list-item>
          <text:p text:style-name="P83">Оп-па! – пробормотала Эпплджек. – Нежданчик!</text:p>
        </text:list-item>
      </text:list>
      <text:list xml:id="list5060723847204430865" text:style-name="L17">
        <text:list-item>
          <text:p text:style-name="P84">Ты, я вижу, времени не терял, – моя рука под прикрытием стола медленно тянулась к тяжёлой фарфоровой кружке, стоящей на краю.</text:p>
        </text:list-item>
        <text:list-item>
          <text:p text:style-name="P46">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text:soft-page-break/>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6">А почему ты вообще решил искать нас тут? – спросила Эпплджек. – Приехал бы домой. Мы б тебя чаем напоили.</text:p>
        </text:list-item>
        <text:list-item>
          <text:p text:style-name="P46">Видишь ли, дорогая Эй-Джей, я с самого начала знал, где находится наша уважаемая принцесса, а времени в обрез, так что...</text:p>
        </text:list-item>
      </text:list>
      <text:p text:style-name="P32">В проёме дверей появилась Флаттершай.</text:p>
      <text:list xml:id="list3463751105571362725" text:style-name="L18">
        <text:list-item>
          <text:p text:style-name="P47">С кем это вы тут разговариваете?</text:p>
          <text:p text:style-name="P48">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2">Оглушённый Дискорд попытался было отъехать на кресле в сторону, но я припёр его стулом к стенке.</text:p>
      <text:p text:style-name="P30">– Жанна, Флатти, хватайте ноут и на выход! Я с ним разберусь! Не теряйте вре...!</text:p>
      <text:p text:style-name="P30">– ТЫ ИДИО...!!!</text:p>
      <text:p text:style-name="P30">Дискорд <text:s/>зорал одновременно со мной, прикрываясь от меня руками, когда раздался оглушительный</text:p>
      <text:p text:style-name="P30">...</text:p>
      <text:p text:style-name="P31">БАХ!!!</text:p>
      <text:p text:style-name="P30">…</text:p>
      <text:p text:style-name="P30">Эпплджек с <text:s/>нервным всхлипом опустила толстенный том «Энтерпрайз-паттернов» , издание девятое, дополненное.</text:p>
      <text:p text:style-name="P24">На лице Дискорда появилось удивлённо-мечтательное выражение и он вырубился.</text:p>
      <text:p text:style-name="P24"/>
      <text:h text:style-name="Heading_20_2" text:outline-level="2">Селестия</text:h>
      <text:p text:style-name="P24"/>
      <text:p text:style-name="P24">Включенный монитор показал схематическое изображение Селестиии, </text:p>
      <text:p text:style-name="P25">&gt;\<text:span text:style-name="T1">Привет, Селестия. Это Макс. Как себя чувствуешь?</text:span></text:p>
      <text:p text:style-name="P25">&lt;\<text:span text:style-name="T1">Макс? МАКС??? МА-А-А-АКС!!! НАКОНЕЦ-ТО! КАК Я РАДА ТЕБЯ СЛЫШАТЬ! </text:span></text:p>
      <text:p text:style-name="P24"/>
      <text:p text:style-name="P25">&gt;\<text:span text:style-name="T1">Я рад, что нашёл тебя, Тия.</text:span></text:p>
      <text:p text:style-name="P2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5">&gt;\<text:span text:style-name="T1">Тия, я сейчас подключу микрофон и колонки, и мы сможем общаться более удобно.</text:span></text:p>
      <text:p text:style-name="P24">…</text:p>
      <text:p text:style-name="P24">– Привет опять. Как ты меня слышишь?</text:p>
      <text:p text:style-name="P2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5">– <text:span text:style-name="T1">Могу себе представить. Как-то раз я провёл три часа камере сенсорной депривации. Мне не </text:span><text:soft-page-break/><text:span text:style-name="T1">понравилось.</text:span></text:p>
      <text:p text:style-name="P24">– Эммм... Ваше Высочество, вы в порядке? Мы так рады, что наконец-то нашли Вас! – вклинилась в разговор Эпплджек.</text:p>
      <text:p text:style-name="P24">– Кто тут? Макс, кто ещё с тобой?</text:p>
      <text:p text:style-name="P2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5">– <text:span text:style-name="T1">Девочки? Я рада вас слышать. А Твайлайт нет рядом?</text:span></text:p>
      <text:p text:style-name="P2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4">При этих словах Дискорд замычал и задёргался. Эпплджек нахмурилась и проверила верёвки, привязывающие его к спинке стула.</text:p>
      <text:p text:style-name="P2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4">– Ноутбук — так называется место, где я нахожусь сейчас? А кто это мычит?</text:p>
      <text:p text:style-name="P2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4">– О, духи предков, но зачем??? Почему у него кляп во рту?</text:p>
      <text:p text:style-name="P24">– Мы связали его. Он нас предал. И тебя. И Эквестрию. Всех.</text:p>
      <text:p text:style-name="P24">При этих словах Эпплджек и Флаттершай непонимающе уставились на меня, а Дискорд протестующе замычал.</text:p>
      <text:p text:style-name="P24">Я начал рассказывать о своих догадках, и непонимающее выражение на лицах девушек сменилось удивлением.</text:p>
      <text:p text:style-name="P24">– Нифигасе! – Эпплджек уставилась на Дискорда. – Никогда бы не догадалась! Он, конечно, пиз<text:span text:style-name="T8">#</text:span>обол и распи<text:span text:style-name="T8">#</text:span>дяй, но чтоб предатель... Я о таком и не думала даже.</text:p>
      <text:p text:style-name="P24">– А зачем тогда ты приложила его книгой? – непонимающе уставился я на неё.</text:p>
      <text:p text:style-name="P24">– Потому что ты напал на него. Я и подумала — тебе виднее. И помогла.</text:p>
      <text:p text:style-name="P24">Флаттершай отрицающе мотнула головой.</text:p>
      <text:p text:style-name="P24">– Не может Дискорд быть предателем. Он мой друг.</text:p>
      <text:p text:style-name="P24">Дискорд благодарственно замычал и закивал головой.</text:p>
      <text:p text:style-name="P2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4">Дискорд завёл глаза на лоб и обречённо завыл.</text:p>
      <text:p text:style-name="P24">– Макс, постой. Дай мне поговорить с ним. – сказала Селестия. – Не могу поверить, что Дискорд на такое пошёл.</text:p>
      <text:p text:style-name="P24">– Ну хорошо. Поговори. Послушаем, что он скажет.</text:p>
      <text:p text:style-name="P24">Я красноречиво покачал кулак перед его носом и вытащил кляп.</text:p>
      <text:p text:style-name="P24">...</text:p>
      <text:p text:style-name="P34">– Ффы, тьфу, пффф, пфу! <text:span text:style-name="T8">&lt;</text:span>Вот дискорд! Я, то бишь!<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3"><text:soft-page-break/><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34">– Это я-то устраиваю цирк?!! ДА ТЫ НА СЕБЯ ПОСМОТРИ, КЛОУН!!! На людей кидаешься, чашками бросаешься, вон, мне нос разбил! Дерёшься...</text:p>
      <text:p text:style-name="P34">Я угрожающе поднёс тряпку к лицу Дискорда.</text:p>
      <text:p text:style-name="P34">– Ещё одно слово в таком тоне, и ты заткнёшься, а мы уйдём в Эквестрию без тебя!</text:p>
      <text:p text:style-name="P3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4">Дискорд демонстративно закрыл рот и посвистывая уставился в потолок.</text:p>
      <text:p text:style-name="P34">Разговор зашёл в тупик.</text:p>
      <text:p text:style-name="P36"/>
      <text:p text:style-name="P37">На мониторе высветился текст:</text:p>
      <text:p text:style-name="P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7"/>
      <text:p text:style-name="P37">Из колонок послышался лёгкий шорох.</text:p>
      <text:p text:style-name="P34">– Дик, сейчас не время для ссор. – голос Селестии был мягким, но настойчивым. – Мы в одной лодке.</text:p>
      <text:p text:style-name="P34">– Тебе легко говорить! Тебе не разбивали нос и не оскорбляли угрозами!</text:p>
      <text:p text:style-name="P34">– Ты должен понимать, что у Макса были все основания так себя вести. Твоё поведение вызвало подозрения у него, ведь он мало тебя знает. </text:p>
      <text:p text:style-name="P34">К уговорам Селестии присоединилась Флаттершай.</text:p>
      <text:p text:style-name="P34">– Дискорд, миленький, прости его. Макс хороший. Он просто не знал, что ты тоже хороший...</text:p>
      <text:p text:style-name="P34">У Дискорда покраснели уши и он засмущался и заворчал.</text:p>
      <text:p text:style-name="P3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4">Я пропустил «дятла» мимо ушей.</text:p>
      <text:p text:style-name="P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4"/>
      <text:p text:style-name="P3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4"><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4">Потому разбрасываться такой возможностью не стоит. Если уж тебе повезло оказаться в новом мире — исследуй его сполна!..</text:p>
      <text:p text:style-name="P35">***</text:p>
      <text:p text:style-name="P39">&lt;<text:span text:style-name="T1">сюда можно вставить похождения Дискорда — вторая неопубликованная глава. Первая — секс с Селестией</text:span>&gt;</text:p>
      <text:p text:style-name="P35">***</text:p>
      <text:p text:style-name="P35"/>
      <text:p text:style-name="P37">– Развяжите мне, наконец, руки! Или хотя бы одну. Плечами жестикулировать неудобно.... </text:p>
      <text:p text:style-name="P37">Я развязал Дискорду левую руку.</text:p>
      <text:p text:style-name="P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7">Дискорд принялся разминать затёкшее запястье.</text:p>
      <text:p text:style-name="P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7">– Какое письмо, Корди? – вскинулась до этого зачарованно слушавшая Дискорда Флаттершай.</text:p>
      <text:p text:style-name="P37">– Ну ваше же! Вы с Эпплджек написали мне о своих мытарствах тут. Вежливо так написали, спасибо...</text:p>
      <text:p text:style-name="P37">Флаттершай покрылась пунцовыми пятнами.</text:p>
      <text:p text:style-name="P37">– Я... Мы... – тут она совсем стушевалась.</text:p>
      <text:p text:style-name="P37">– Так а почему ты сказал, что никто не уйдёт в Эквестрию? – наконец перебила Дискорда скучавшая до этого Эпплджек.</text:p>
      <text:p text:style-name="P37">Дискорд уставился на неё долгим взглядом, а потом хлопнул себя по лбу.</text:p>
      <text:p text:style-name="P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37">– И что? – продолжила его мысль Эпплджек.</text:p>
      <text:p text:style-name="P37">– Эквестрийские три месяца КО-РО-ЧЕ местных. – с нажимом повторил Дискорд. – По моим <text:soft-page-break/>подсчётам, на два дня.</text:p>
      <text:p text:style-name="P37">– И?!! – до меня уже дошло, но Эпплджек продолжала тупить.</text:p>
      <text:p text:style-name="P37">– Короче, времени у нас осталось что-то около пятнадцати минут. Или около того. – заявил Дискорд, поднеся к глазам запястье с массивными часами.</text:p>
      <text:p text:style-name="P37">– СКОЛЬКО??? – воскликнули хором я и девушки.</text:p>
      <text:p text:style-name="P37">Дискорд открыл было рот, но его слова заглушил звонок в дверь.</text:p>
      <text:p text:style-name="P37">– ОТКРОЙТЕ, ПОЛИЦИЯ! Вам даётся полминуты, чтобы открыть дверь. Через тридцать секунд дверь будет выбита!</text:p>
      <text:p text:style-name="P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7">Массаракш!</text:p>
      <text:p text:style-name="P37">– На крышу, живо!!! Через окно на кухне! – зашипел Дискорд, отчаянно дёргая узлы свободной рукой.</text:p>
      <text:p text:style-name="P37">Эпплджек, одной рукой сгребя в охапку ноутбук, второй увлекая Флаттершай, кинулась на кухню.</text:p>
      <text:p text:style-name="P37">– А толку? Куда мы с крыши денемся? – спросил я растерянно. Дискорд только раздражённо зарычал в ответ.</text:p>
      <text:p text:style-name="P34">Дверь содрогнулась от мощного удара. Послышался стук падающей штукатурки. Я сломя голову кинулся на кухню.</text:p>
      <text:p text:style-name="P34">– Развяжи меня, идиот!!! – гаркнул вдогонку Дискорд.</text:p>
      <text:p text:style-name="P3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4">– Давай на крышу! Я догоню! – рявкнул он, освобождая вторую руку.</text:p>
      <text:p text:style-name="P34">От второго удара дверная коробка крякнула и наполовину въехала в коридор. </text:p>
      <text:p text:style-name="P3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4">Верёвка в кухонном окне дёргалась от движений лезущих по ней Флатти и Эпплджек. Я словил её рукой и стал на подоконник.</text:p>
      <text:p text:style-name="P34">Чёрт!</text:p>
      <text:p text:style-name="P3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4">Но нет, триста тысяч чертей, раз девушки смогли – я тоже смогу!</text:p>
      <text:p text:style-name="P3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4"><text:soft-page-break/>Я успел сократить расстояние до Эпплджек наполовину, когда девушки нашли решение.</text:p>
      <text:p text:style-name="P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4">Я выдохнул.</text:p>
      <text:p text:style-name="P3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4">Чёрт! Чёрт! Чёрт! Чёрт!</text:p>
      <text:p text:style-name="P34">Бля!!!...</text:p>
      <text:p text:style-name="P34">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34"/>
      <text:h text:style-name="Heading_20_2" text:outline-level="2">Назад, в Эквестрию</text:h>
      <text:p text:style-name="P34"/>
      <text:p text:style-name="P34">Долго паниковать не пришлось. </text:p>
      <text:p text:style-name="P34">Я почувствовал сильный рывок за шиворот и захват поперёк груди. </text:p>
      <text:p text:style-name="P34">– ОТПУСТИ ДЕВЧОНКУ!!! – загрохотало мне в ухо. Я открыл глаза.</text:p>
      <text:p text:style-name="P3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4">Я чуть поднял глаза и уставился в чешуйчатую морду дракона.</text:p>
      <text:p text:style-name="P34">– Отпусти Эпплджек. Я её держу. – повторил Дискорд. – Мне сбалансироваться надо. Вы не такие уж и лёгкие.</text:p>
      <text:p text:style-name="P3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4">Наконец это ему удалось, и дальнейший подъём на крышу происходил в молчании.</text:p>
      <text:p text:style-name="P3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4">Флаттершай оторвала заплаканное лицо от моей ветровки.</text:p>
      <text:p text:style-name="P34">– Да-да, ты прав, Корди. Я готова.</text:p>
      <text:p text:style-name="P34">На длинной шее Дискорда разместились Эпплджек и Флаттершай. Я, для сохранения баланса, разместился позади крыльев.</text:p>
      <text:p text:style-name="P34">Дискорд расправил крылья и начал короткую пробежку к краю.</text:p>
      <text:p text:style-name="P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4">И мы полетели навстречу закату.</text:p>
      <text:p text:style-name="P3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4">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4">– Пристегните ремни! – проревел Дискорд, резко ускоряясь. – Будет весело!!!</text:p>
      <text:p text:style-name="P3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4">– ЙУУУУУУУХХХУУУУУ!!! – заорал Дискорд, сложил крылья и врезался в шар.</text:p>
      <text:p text:style-name="P38">&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6"/>
      <text:p text:style-name="P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К счастью, инерции мне хватило, чтобы вперёд ногами таки влететь в схлопывающееся окно. В <text:soft-page-break/>противном случае ловить меня было бы уже некому — удаляющийся хвост драконикуса пару раз мелькнув, скрылся в светящемся тумане.</text:p>
      <text:p text:style-name="P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8">–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3">– Стоп, не торопись. – у меня голова пошла кругом от информации. – Я ничего не понял. Какие-такие проблемы? Какие варианты? Зачем его поддерживать?</text:p>
      <text:p text:style-name="P13"><text:soft-page-break/>Анакорн недовольно поморщился, но продолжил.</text:p>
      <text:p text:style-name="P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3">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3">На голограмме появилась солнечная система Эквуса. Почему-то в центре системы был сам Эквус. Вокруг него вращались солнце и луна.</text:p>
      <text:p text:style-name="P13">Анакорн плюхнулся обратно в кресло и схватился за голову. Потом, немного успокоившись, продолжил.</text:p>
      <text:p text:style-name="P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3"><text:soft-page-break/>Анакорн постучал по столику указкой. Солнечная система увеличилась, оставив в поле зрения только шар Эквуса.</text:p>
      <text:p text:style-name="P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17">Ко мне наконец-то пришло понимание ситуации.</text:p>
      <text:p text:style-name="P1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3">Анакорн смутился.</text:p>
      <text:p text:style-name="P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3">(<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3"><text:span text:style-name="T17">– Сам ты раздолбай! – произнёс, наконец, Свирл</text:span>)</text:p>
      <text:p text:style-name="P13">… И создали вы его достаточно топорно — видишь, он трещит по швам.</text:p>
      <text:p text:style-name="P13">– Хмм. То есть, это брони создали Эквус?</text:p>
      <text:p text:style-name="P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3">Я вспомнил события последнего года <text:span text:style-name="T8">&lt;</text:span>упомянуть в эпизоде на Терре, что МЛП-сериал закрылся год назад<text:span text:style-name="T8">&gt;</text:span></text:p>
      <text:p text:style-name="P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3">Анакорн с такой силой сжал карандаш, что он хрустнул.</text:p>
      <text:p text:style-name="P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1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6">– </text:p>
      <text:p text:style-name="P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7">– Верни Рэйнбоу!!!</text:p>
      <text:p text:style-name="P17">Обломки карандаша выпали из кулака Анакорна на столик.</text:p>
      <text:p text:style-name="P17">– Э-э-э… м-м-м… ну-у-у... Нельзя сказать, что это совсем невыполнимо… Но, прямо скажу, задачка не для студента!</text:p>
      <text:p text:style-name="P17">– А ты студент?</text:p>
      <text:p text:style-name="P1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7">– Нет. Плата остаётся неизменной. Тут мы квиты. У меня тоже мало шансов помочь тебе — я не имею ни малейшего понятия, как это сделать.</text:p>
      <text:p text:style-name="P17">Ставшие почти прозрачными стены комнаты снова обрели материальность. Анакорн пожал плечами и протянул мне руку через столик.</text:p>
      <text:p text:style-name="P1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7"><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7">Я задумался.</text:p>
      <text:p text:style-name="P1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7">Анакорн почесал в затылке.</text:p>
      <text:p text:style-name="P17">– А кьютимарки? Как, <text:span text:style-name="T8">&lt;чёрт&gt;</text:span> меня побери, объяснить кьютимарки?</text:p>
      <text:p text:style-name="P17">– А кьютимарки ты сам даришь пони, когда распознаёшь их жизненное предназначение.</text:p>
      <text:p text:style-name="P1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7">Я пожал плечами.</text:p>
      <text:p text:style-name="P17">– А по-другому я не могу объяснить их появление. К сожалению.</text:p>
      <text:p text:style-name="P2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6">– Хорошо. Уболтал. Кьютимарки беру на себя. Так и знал, что мне самое трудное достанется!</text:p>
      <text:p text:style-name="P2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6">Анакорн проследил мой взгляд.</text:p>
      <text:p text:style-name="P26">– Нечего так смотреть. Если я стану применять магию вместо ловкости, теряется весь смысл упражнения... О, глянь-ка на Эквус!</text:p>
      <text:p text:style-name="P26">И впрямь, было на что посмотреть. Уровень помех на модели Эквуса значительно снизился и сама она стала светиться ровным голубоватым светом.</text:p>
      <text:p text:style-name="P2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6"/>
      <text:p text:style-name="P28">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8"/>
      <text:p text:style-name="P26">Я опять задумался. В голове было пусто. Хотя, если подумать с точки зрения программиста, можно... Наверное можно, раз все предыдущее прокатило...</text:p>
      <text:p text:style-name="P27">– <text:span text:style-name="T15">Могу как решение разве что предложить создать ещё одну версию Эквуса. Совместимую со всеми </text:span><text:soft-page-break/><text:span text:style-name="T15">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7">– Не понял? Это как? Как ты совместишь разрушенную магическими войнами Эквестрию с романтически-сексуальным раем для попаданцев?</text:p>
      <text:list xml:id="list3892181324922422823" text:style-name="L19">
        <text:list-item>
          <text:p text:style-name="P85">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5">Анакорн долго мусолил карандаш, а потом вдруг заржал.</text:p>
        </text:list-item>
        <text:list-item>
          <text:p text:style-name="P85">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85">Я ничего никому не назначаю. Ты просил меня придумать отмазку для объяснения различий в фэндоме — я придумал. Не нравится — ну, извиняй.</text:p>
          <text:p text:style-name="P85">Анакорн примирительно похлопал меня по плечу.</text:p>
        </text:list-item>
        <text:list-item>
          <text:p text:style-name="P85">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5">Я подозрительно посмотрел на Анакорна.</text:p>
        </text:list-item>
        <text:list-item>
          <text:p text:style-name="P85">Какой ещё, нафиг, «мой фанфик»? Я никакого фанфика не писал. И не собираюсь, вообще-то.</text:p>
        </text:list-item>
      </text:list>
      <text:p text:style-name="P27"><text:tab/>Анакорн ехидно ухмыльнулся и откинулся в кресле, переплетя пальцы за затылком.</text:p>
      <text:list xml:id="list310090562172584244" text:style-name="L20">
        <text:list-item>
          <text:p text:style-name="P86">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5736328404178684278" text:style-name="L21">
        <text:list-item>
          <text:p text:style-name="P87">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87">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87">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list-item>
        <text:list-item>
          <text:p text:style-name="P87">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6"><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26">Анакорн, глядя на мои терзания, понимающе кивнул и продолжил.</text:p>
      <text:p text:style-name="P1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3">– Гм! Я бы попросил тебя не касаться моих отношений с Рэйнбоу.</text:p>
      <text:p text:style-name="P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3">У меня сердце буквально ухнуло куда-то вниз, в область желудка.</text:p>
      <text:p text:style-name="P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3">– Та ладно, не утешай. Я не маленький ребёнок. Долг платежём красен. Сделаю то, что ты хочешь. Как сумею.</text:p>
      <text:p text:style-name="P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3">Анакорн наблюдал за мной без улыбки. По его нейтральному выражению лица невозможно было догадаться, о чём он думает.</text:p>
      <text:p text:style-name="P13">– Ну вот и отлично. Рад, что мы наконец-то пришли к сделке.</text:p>
      <text:p text:style-name="P1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8">– Пора закругляться. Ты начинаешь сгорать. Надо утрясти последние детали, пока ещё есть пару минут.</text:p>
      <text:p text:style-name="P13">– Валяй. Я тебя внимательно слушаю.</text:p>
      <text:p text:style-name="P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span text:style-name="T32">.</text:span></text:p>
      <text:p text:style-name="P13">– А я разве сплю?</text:p>
      <text:p text:style-name="P13"><text:soft-page-break/>– Сейчас — нет. Но как только мы закроем сделку — проснёшься. Потому что нет иного способа вернуть тебя в реальный мир.</text:p>
      <text:p text:style-name="P13">– Эээ, постой. А как я в Эквестрию и обратно возвращался?</text:p>
      <text:p text:style-name="P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3">Так вот, возвращать тебя обратно в твой мир я не буду. </text:p>
      <text:p text:style-name="P13">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3">– Ты ещё увидишь пару снов на прощание. Удачи!</text:p>
      <text:p text:style-name="P13"/>
      <text:p text:style-name="P15">***</text:p>
      <text:p text:style-name="P13">– Привет, Макс. – образ Селестии снова реял передо мной, как полгода назад. – Я хочу поблагодарить тебя за всё.</text:p>
      <text:p text:style-name="P13">– Пожалста. – ответил я безучастно. – Всегда рад. Только Вам не нужно было ТАК распинаться, чтобы заручиться моей помощью.</text:p>
      <text:p text:style-name="P13">Селестия на мгновение смутилась, но продолжила.</text:p>
      <text:p text:style-name="P14">–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34">Селестия кивнула, соглашаясь, и образ её начал меркнуть.</text:p>
      <text:p text:style-name="P38">– <text:span text:style-name="T1">Окей. Будь счастлив и... спасибо тебе за всё, Макс.</text:span></text:p>
      <text:p text:style-name="P34">…</text:p>
      <text:p text:style-name="P38">–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34"/>
      <text:list xml:id="list2393729742877414680" text:style-name="L22">
        <text:list-header>
          <text:p text:style-name="P88">(<text:span text:style-name="T26">Луна — как повелительница снов, слышала разговор Макса с Анакорном</text:span>)</text:p>
          <text:p text:style-name="P89"/>
        </text:list-header>
      </text:list>
      <text:p text:style-name="P35">***</text:p>
      <text:p text:style-name="P10"><text:span text:style-name="T1">–</text:span> Ты?..</text:p>
      <text:p text:style-name="P10"><text:span text:style-name="T1">–</text:span> Ты??!</text:p>
      <text:p text:style-name="P10"><text:span text:style-name="T1">–</text:span> Ты мне снишься??</text:p>
      <text:p text:style-name="P10"><text:span text:style-name="T1">–</text:span> Это ты мне снишься!!</text:p>
      <text:p text:style-name="P10"><text:span text:style-name="T1">–</text:span> Неважно… Пусть мы друг-другу снимся… Ты как, Дэш?</text:p>
      <text:p text:style-name="P1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0"><text:span text:style-name="T1">–</text:span> И я в порядке. Вот, возвращаюсь в свой мир. Ну, не совсем в свой. Почти в свой.</text:p>
      <text:p text:style-name="P10"><text:span text:style-name="T1">–</text:span> Навсегда?</text:p>
      <text:p text:style-name="P10"><text:span text:style-name="T1">–</text:span> Скорее всего, да.</text:p>
      <text:p text:style-name="P10"><text:span text:style-name="T1">–</text:span> Это плохо. Я хотела тебе сказать…</text:p>
      <text:p text:style-name="P10"><text:span text:style-name="T1">–</text:span> Не надо, Дэш. Не стоит терзать себя. Мне тоже очень хотелось остаться. Но так надо. Мне очень жаль…</text:p>
      <text:p text:style-name="P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text:span text:style-name="T1">–</text:span> И тебя, и Твайлайт, и Рэрити, и Селестию, и всех-всех-всех… Таковы правила.</text:p>
      <text:p text:style-name="P1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10"><text:soft-page-break/>Я опустил руку на шею Дэш и ощутил теплоту и лёгкое покалывание в пустоте.</text:p>
      <text:p text:style-name="P10"><text:span text:style-name="T8">–</text:span> Мне кажется, Дэш, <text:span text:style-name="T1">м</text:span>ы найдём способ связаться. Рано или поздно.</text:p>
      <text:p text:style-name="P10"><text:span text:style-name="T1">–</text:span> И лучше рано, чем поздно! Я не люблю ждать!</text:p>
      <text:p text:style-name="P10"><text:span text:style-name="T1">–</text:span> Да, Дэш. <text:span text:style-name="T1">–</text:span> Её образ начал таять. <text:span text:style-name="T1">–</text:span> Да, я помню. Я всё ещё помню…</text:p>
      <text:p text:style-name="P10"/>
      <text:h text:style-name="Heading_20_2" text:outline-level="2">Земля</text:h>
      <text:p text:style-name="P10"/>
      <text:p text:style-name="P19">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чёрту!</text:span></text:p>
      <text:p text:style-name="P19"><text:span text:style-name="T1">Я нашарил ногами тапки и пошёл в ванную. Проходя мимо стола, зацепился взглядом за</text:span> эскиз <text:span text:style-name="T1">рисунка</text:span>.</text:p>
      <text:p text:style-name="P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0">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0">Доставая из стола ключи от машины, опять наткнулся взглядом на эскиз.</text:p>
      <text:p text:style-name="P2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0">Назову-ка я фантазию «Последний фанфик».</text:p>
      <text:p text:style-name="P20"/>
      <text:p text:style-name="P20"/>
      <text:p text:style-name="P20"/>
      <text:p text:style-name="P10"/>
      <text:p text:style-name="P10"/>
      <text:p text:style-name="P10"/>
      <text:p text:style-name="P10"/>
      <text:p text:style-name="P10"/>
      <text:p text:style-name="P10"/>
      <text:p text:style-name="P10"/>
      <text:p text:style-name="P10"><text:soft-page-break/><text:span text:style-name="T1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span></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17T21:01:28.175000000</dc:date>
    <meta:editing-duration>P28DT19H20M52S</meta:editing-duration>
    <meta:editing-cycles>385</meta:editing-cycles>
    <meta:generator>LibreOffice/4.1.2.3$Windows_x86 LibreOffice_project/40b2d7fde7e8d2d7bc5a449dc65df4d08a7dd38</meta:generator>
    <meta:document-statistic meta:table-count="0" meta:image-count="0" meta:object-count="0" meta:page-count="80" meta:paragraph-count="1021" meta:word-count="41543" meta:character-count="278556" meta:non-whitespace-character-count="237338"/>
  </office:meta>
</office:document-meta>
</file>